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2.476cm" fo:min-width="3.663cm" fo:padding-top="0.254cm" fo:padding-bottom="0.254cm" fo:padding-left="0.254cm" fo:padding-right="0.254cm" fo:wrap-option="wrap"/>
    </style:style>
    <style:style style:name="gr4" style:family="graphic" style:parent-style-name="objectwithoutfill">
      <style:graphic-properties svg:stroke-width="0.053cm" svg:stroke-color="#ccccc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5.743cm" fo:min-width="5.972cm" fo:padding-top="0.254cm" fo:padding-bottom="0.254cm" fo:padding-left="0.254cm" fo:padding-right="0.254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682cm" fo:min-width="7.209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1.824cm" fo:min-width="2.267cm" fo:padding-top="0.254cm" fo:padding-bottom="0.254cm" fo:padding-left="0.254cm" fo:padding-right="0.254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129cm" fo:min-width="2.385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dash" draw:stroke-dash="Dash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1.241cm" fo:min-width="9.25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5.16cm" fo:min-width="0.591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5cm" fo:min-width="3.416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2.455cm" fo:min-width="2.954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2.254cm" fo:min-width="3.988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271cm" fo:min-width="3.416cm" fo:padding-top="0.254cm" fo:padding-bottom="0.254cm" fo:padding-left="0.254cm" fo:padding-right="0.254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682cm" fo:min-width="7.209cm" fo:padding-top="0.254cm" fo:padding-bottom="0.254cm" fo:padding-left="0.254cm" fo:padding-right="0.254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129cm" fo:min-width="2.385cm" fo:padding-top="0.254cm" fo:padding-bottom="0.254cm" fo:padding-left="0.254cm" fo:padding-right="0.254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5cm" fo:min-width="3.416cm" fo:padding-top="0.254cm" fo:padding-bottom="0.254cm" fo:padding-left="0.254cm" fo:padding-right="0.254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271cm" fo:min-width="3.416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  <style:text-properties fo:font-size="14pt" fo:font-weight="bold" style:font-weight-asian="bold" style:font-weight-complex="bold"/>
    </style:style>
    <style:style style:name="P11" style:family="paragraph">
      <loext:graphic-properties draw:fill="solid" draw:fill-color="#ffffff"/>
      <style:paragraph-properties fo:text-align="center" style:font-independent-line-spacing="true"/>
      <style:text-properties fo:font-size="14pt"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adadad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6" style:family="text">
      <style:text-properties fo:font-variant="normal" fo:text-transform="none" fo:color="#adadad" style:text-line-through-style="none" style:text-line-through-type="none" style:text-position="0% 100%" style:font-name="Arial1" fo:font-size="15pt" fo:letter-spacing="normal" fo:font-style="italic" style:text-underline-style="none" fo:font-weight="bold" style:font-name-asian="Arial1" style:font-size-asian="15pt" style:font-style-asian="italic" style:font-weight-asian="bold" style:font-name-complex="Arial1" style:font-size-complex="15pt" style:font-style-complex="italic" style:font-weight-complex="bold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18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518cm" text:min-label-width="1.02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Arial1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71cm" text:min-label-width="0.89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71cm" text:min-label-width="0.89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71cm" text:min-label-width="0.899cm"/>
        <style:text-properties fo:color="#adadad" fo:font-size="100%"/>
      </text:list-level-style-number>
      <text:list-level-style-number text:level="2" style:num-suffix="." style:num-format="a">
        <style:list-level-properties text:space-before="1.641cm" text:min-label-width="0.899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1.58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1.58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118cm" svg:x="0.866cm" svg:y="4.017cm" presentation:class="title" presentation:user-transformed="true">
          <draw:text-box>
            <text:p text:style-name="P1"><text:span text:style-name="T1">Proposta soluzione esercitazione 7</text:span><text:span text:style-name="T1"><text:line-break/></text:span><text:span text:style-name="T1">JAVA RMIREGISTRY TAG</text:span></text:p>
          </draw:text-box>
        </draw:frame>
        <draw:frame draw:name="Google Shape;55;p13" presentation:style-name="pr2" draw:text-style-name="P3" draw:layer="layout" svg:width="13.066cm" svg:height="3.882cm" svg:x="12.333cm" svg:y="10.405cm" presentation:class="subtitle" presentation:user-transformed="true">
          <draw:text-box>
            <text:p text:style-name="P1"><text:span text:style-name="T2"><text:s/></text:span><text:span text:style-name="T2">Mattia Innocenti - 825046 </text:span></text:p>
            <text:p text:style-name="P1"><text:span text:style-name="T2">Federico Macchiavelli - 825621</text:span></text:p>
            <text:p text:style-name="P1"><text:span text:style-name="T2">Andrea Proia - 825784</text:span></text:p>
            <text:p text:style-name="P1"><text:span text:style-name="T2">Luca Bartolomei - 825005</text:span></text:p>
          </draw:text-box>
        </draw:frame>
        <presentation:notes draw:style-name="dp2">
          <draw:page-thumbnail draw:name="Google Shape;51;gc6f980f91_0_0:notes" draw:style-name="gr1" draw:layer="layout" svg:width="16.933cm" svg:height="9.524cm" svg:x="1.059cm" svg:y="1.905cm" draw:page-number="1" presentation:class="page"/>
          <draw:frame draw:name="Google Shape;52;gc6f980f91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che servizio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352cm" presentation:class="title" presentation:user-transformed="true">
          <draw:text-box>
            <text:p text:style-name="P5"><text:span text:style-name="T3">Specifiche servizio</text:span></text:p>
          </draw:text-box>
        </draw:frame>
        <draw:frame draw:name="Google Shape;61;p14" presentation:style-name="pr5" draw:text-style-name="P9" draw:layer="layout" svg:width="23.667cm" svg:height="9.489cm" svg:x="0.866cm" svg:y="3.627cm" presentation:class="outline" presentation:user-transformed="true">
          <draw:text-box>
            <text:p text:style-name="P7"><text:span text:style-name="T4">L’applicativo ha come obiettivo un’implementazione di un rmiregistry </text:span><text:span text:style-name="T4">distribuito</text:span><text:span text:style-name="T4">:</text:span></text:p>
            <text:list text:style-name="L5">
              <text:list-item>
                <text:p text:style-name="P8"><text:span text:style-name="T4">un servizio per registrare (registry) i servitori remoti, tramite </text:span><text:span text:style-name="T4">un nome di servizio. Inoltre il servitore può associare al </text:span><text:span text:style-name="T4">servizio un tag comune a più servizi.</text:span></text:p>
              </text:list-item>
              <text:list-item>
                <text:p text:style-name="P7"><text:span text:style-name="T4">un servizio per cercare un servitore remoto già registrato </text:span><text:span text:style-name="T4">(lookup). Inoltre si può ricercare per tag nomi di serivizi.</text:span></text:p>
              </text:list-item>
            </text:list>
          </draw:text-box>
        </draw:frame>
        <presentation:notes draw:style-name="dp2">
          <draw:page-thumbnail draw:name="Google Shape;57;g622144511a_0_66:notes" draw:style-name="gr1" draw:layer="layout" svg:width="16.932cm" svg:height="9.524cm" svg:x="1.059cm" svg:y="1.905cm" draw:page-number="2" presentation:class="page"/>
          <draw:frame draw:name="Google Shape;58;g622144511a_0_6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6;p15" draw:style-name="gr2" draw:text-style-name="P11" draw:layer="layout" svg:width="5.897cm" svg:height="4.22cm" svg:x="10cm" svg:y="0.78cm">
          <text:p text:style-name="P10"><text:span text:style-name="T5">RMI REGISTRY</text:span></text:p>
          <text:p text:style-name="P10"><text:span text:style-name="T5">DISTRIBUITO CON TA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5" draw:style-name="gr3" draw:text-style-name="P11" draw:layer="layout" svg:width="5.897cm" svg:height="4.22cm" svg:x="17.4cm" svg:y="0.4cm">
          <text:p text:style-name="P10"><text:span text:style-name="T5">INTERFACCIA</text:span></text:p>
          <text:p text:style-name="P10"><text:span text:style-name="T6">RegistryRemoto</text:span><text:span text:style-name="T6">TagServ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" draw:text-style-name="P12" draw:layer="layout" svg:x1="15.4cm" svg:y1="3.2cm" svg:x2="18cm" svg:y2="3cm">
          <text:p/>
        </draw:line>
        <draw:frame draw:style-name="gr5" draw:text-style-name="P13" draw:layer="layout" svg:width="2.864cm" svg:height="0.763cm" draw:transform="rotate (0.0680678408277788) translate (15.4cm 3.795cm)">
          <draw:text-box>
            <text:p><text:span text:style-name="T7">implementa</text:span></text:p>
          </draw:text-box>
        </draw:frame>
        <presentation:notes draw:style-name="dp2">
          <draw:page-thumbnail draw:name="Google Shape;63;g65cc3e493d_0_31:notes" draw:style-name="gr1" draw:layer="layout" svg:width="16.932cm" svg:height="9.524cm" svg:x="1.059cm" svg:y="1.905cm" draw:page-number="3" presentation:class="page"/>
          <draw:frame draw:name="Google Shape;64;g65cc3e493d_0_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- architettura" draw:style-name="dp1" draw:master-page-name="TITLE_5f_AND_5f_BODY" presentation:presentation-page-layout-name="AL2T1">
        <draw:frame draw:name="Google Shape;100;p17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8">RegistryRemotoTagServerImpl</text:span><text:span text:style-name="T3"> - architettura</text:span></text:p>
          </draw:text-box>
        </draw:frame>
        <draw:custom-shape draw:name="Google Shape;101;p17" draw:style-name="gr6" draw:text-style-name="P14" draw:layer="layout" svg:width="9.162cm" svg:height="8.839cm" svg:x="1.336cm" svg:y="2.8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7" draw:style-name="gr7" draw:text-style-name="P16" draw:layer="layout" svg:width="7.716cm" svg:height="4.189cm" svg:x="2.059cm" svg:y="5.201cm">
          <text:p text:style-name="P15"><text:span text:style-name="T9">Processo</text:span></text:p>
          <text:p text:style-name="P15"><text:span text:style-name="T10">SERVER</text:span></text:p>
          <text:p text:style-name="P15"><text:span text:style-name="T10">(Main)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8" draw:text-style-name="P14" draw:layer="layout" svg:width="3.923cm" svg:height="3.296cm" svg:x="18.789cm" svg:y="1.6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7" draw:style-name="gr9" draw:text-style-name="P16" draw:layer="layout" svg:width="2.892cm" svg:height="2.636cm" svg:x="19.305cm" svg:y="1.927cm">
          <text:p text:style-name="P15"><text:span text:style-name="T12">1</text:span></text:p>
          <text:p text:style-name="P15"><text:span text:style-name="T13">Crea istanza di </text:span><text:span text:style-name="T13">ServImpl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0" draw:text-style-name="P17" draw:layer="layout" svg:width="9.751cm" svg:height="1.491cm" svg:x="9.154cm" svg:y="2.679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06;p17" draw:style-name="gr11" draw:text-style-name="P17" draw:layer="layout" svg:width="1.09cm" svg:height="5.409cm" draw:transform="rotate (1.5707963267949) translate (15.341cm 6.081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7" draw:style-name="gr8" draw:text-style-name="P14" draw:layer="layout" svg:width="3.923cm" svg:height="3.296cm" svg:x="13.379cm" svg:y="6.0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7" draw:style-name="gr12" draw:text-style-name="P16" draw:layer="layout" svg:width="3.923cm" svg:height="2.157cm" svg:x="13.379cm" svg:y="6.409cm">
          <text:p text:style-name="P15"><text:span text:style-name="T14">2</text:span></text:p>
          <text:p text:style-name="P15"><text:span text:style-name="T11">Rebind </text:span><text:span text:style-name="T11">sull’RMIre</text:span><text:span text:style-name="T11">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3" draw:text-style-name="P14" draw:layer="layout" svg:width="4.896cm" svg:height="4.189cm" svg:x="18.443cm" svg:y="9.30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7" draw:style-name="gr14" draw:text-style-name="P17" draw:layer="layout" svg:width="4.487cm" svg:height="2.503cm" draw:transform="rotate (-3.14159265358979) translate (18.443cm 11.39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11;p17" draw:style-name="gr15" draw:text-style-name="P16" draw:layer="layout" svg:width="3.923cm" svg:height="3.778cm" svg:x="18.929cm" svg:y="9.391cm">
          <text:p text:style-name="P15"><text:span text:style-name="T12">3</text:span></text:p>
          <text:p text:style-name="P15"><text:span text:style-name="T13">Pront</text:span><text:span text:style-name="T13">o a </text:span><text:span text:style-name="T13">esegu</text:span><text:span text:style-name="T13">ire i </text:span><text:span text:style-name="T13">metod</text:span><text:span text:style-name="T13">i </text:span><text:span text:style-name="T13">invoc</text:span><text:span text:style-name="T13">ati in </text:span><text:span text:style-name="T13">remot</text:span><text:span text:style-name="T13">o dai </text:span><text:span text:style-name="T12">client</text:span><text:span text:style-name="T12">*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97;g65cc3e493d_0_77:notes" draw:style-name="gr1" draw:layer="layout" svg:width="16.932cm" svg:height="9.524cm" svg:x="1.059cm" svg:y="1.905cm" draw:page-number="4" presentation:class="page"/>
          <draw:frame draw:name="Google Shape;98;g65cc3e493d_0_7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 - struttura" draw:style-name="dp1" draw:master-page-name="TITLE_5f_AND_5f_BODY" presentation:presentation-page-layout-name="AL2T1">
        <draw:frame draw:name="Google Shape;94;p16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8">RegistryRemotoTagServerImpl</text:span><text:span text:style-name="T3"> - struttura</text:span></text:p>
          </draw:text-box>
        </draw:frame>
        <draw:frame draw:name="Google Shape;95;p16" presentation:style-name="pr5" draw:text-style-name="P9" draw:layer="layout" svg:width="23.667cm" svg:height="10.17cm" svg:x="0.866cm" svg:y="2.697cm" presentation:class="outline" presentation:user-transformed="true">
          <draw:text-box>
            <text:p text:style-name="P7"><text:span text:style-name="T15">Operazioni preliminari:</text:span></text:p>
            <text:list text:style-name="L8">
              <text:list-item>
                <text:p text:style-name="P8"><text:span text:style-name="T15">Controllo argomenti invocazione</text:span></text:p>
              </text:list-item>
              <text:list-item>
                <text:p text:style-name="P7"><text:span text:style-name="T15">Invocazione metodo rebind</text:span><text:span text:style-name="T16"> </text:span><text:span text:style-name="T15">per rendere visibile il servizio nel rmiregistry locale. Il </text:span><text:span text:style-name="T15">servitori/client faranno una lookup per cercare i metodi del registry remoto.</text:span></text:p>
              </text:list-item>
            </text:list>
            <text:p text:style-name="P8"><text:span text:style-name="T15">Servizi:</text:span></text:p>
            <text:list text:style-name="L10">
              <text:list-item>
                <text:p text:style-name="P8"><text:span text:style-name="T15">Registrazione servitore tramite nome servizio.</text:span></text:p>
              </text:list-item>
              <text:list-item>
                <text:p text:style-name="P7"><text:span text:style-name="T15">Associazione del nome di servizio tramite tag (</text:span><text:span text:style-name="T17">rebind</text:span><text:span text:style-name="T15">).</text:span></text:p>
              </text:list-item>
              <text:list-item>
                <text:p text:style-name="P7"><text:span text:style-name="T15">Ricerca di un nome di servizio (</text:span><text:span text:style-name="T17">lookup</text:span><text:span text:style-name="T15">)</text:span></text:p>
              </text:list-item>
            </text:list>
            <text:list text:style-name="L11">
              <text:list-item>
                <text:p text:style-name="P7"><text:span text:style-name="T15">Ricerca di nomi di servizi associati ad un tag.</text:span></text:p>
              </text:list-item>
            </text:list>
          </draw:text-box>
        </draw:frame>
        <presentation:notes draw:style-name="dp2">
          <draw:page-thumbnail draw:name="Google Shape;91;g65cc3e493d_0_67:notes" draw:style-name="gr1" draw:layer="layout" svg:width="16.932cm" svg:height="9.524cm" svg:x="1.059cm" svg:y="1.905cm" draw:page-number="5" presentation:class="page"/>
          <draw:frame draw:name="Google Shape;92;g65cc3e493d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00;p17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8">RegistryRemotoTagClient</text:span><text:span text:style-name="T3"> - architettura</text:span></text:p>
          </draw:text-box>
        </draw:frame>
        <draw:custom-shape draw:name="Google Shape;101;p17" draw:style-name="gr6" draw:text-style-name="P14" draw:layer="layout" svg:width="9.162cm" svg:height="8.839cm" svg:x="1.336cm" svg:y="2.8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7" draw:style-name="gr16" draw:text-style-name="P16" draw:layer="layout" svg:width="7.716cm" svg:height="4.189cm" svg:x="2.059cm" svg:y="5.201cm">
          <text:p text:style-name="P15"><text:span text:style-name="T9">Processo</text:span></text:p>
          <text:p text:style-name="P15"><text:span text:style-name="T10">CLIENT</text:span></text:p>
          <text:p text:style-name="P15"><text:span text:style-name="T10">(Main)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8" draw:text-style-name="P14" draw:layer="layout" svg:width="3.923cm" svg:height="3.296cm" svg:x="18.789cm" svg:y="1.6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7" draw:style-name="gr17" draw:text-style-name="P16" draw:layer="layout" svg:width="2.892cm" svg:height="2.636cm" svg:x="19.305cm" svg:y="1.927cm">
          <text:p text:style-name="P15"><text:span text:style-name="T12">1</text:span></text:p>
          <text:p text:style-name="P15"><text:span text:style-name="T13">Crea istanza di ServImpl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0" draw:text-style-name="P17" draw:layer="layout" svg:width="9.751cm" svg:height="1.491cm" svg:x="9.154cm" svg:y="2.679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06;p17" draw:style-name="gr11" draw:text-style-name="P17" draw:layer="layout" svg:width="1.09cm" svg:height="5.409cm" draw:transform="rotate (1.5707963267949) translate (15.341cm 6.081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7" draw:style-name="gr8" draw:text-style-name="P14" draw:layer="layout" svg:width="3.923cm" svg:height="3.296cm" svg:x="13.379cm" svg:y="6.0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7" draw:style-name="gr18" draw:text-style-name="P16" draw:layer="layout" svg:width="3.923cm" svg:height="2.157cm" svg:x="13.379cm" svg:y="6.409cm">
          <text:p text:style-name="P15"><text:span text:style-name="T14">2</text:span></text:p>
          <text:p text:style-name="P15"><text:span text:style-name="T11">Rebind sull’RMI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3" draw:text-style-name="P14" draw:layer="layout" svg:width="4.896cm" svg:height="4.189cm" svg:x="18.443cm" svg:y="9.30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7" draw:style-name="gr14" draw:text-style-name="P17" draw:layer="layout" svg:width="4.487cm" svg:height="2.503cm" draw:transform="rotate (-3.14159265358979) translate (18.443cm 11.39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11;p17" draw:style-name="gr19" draw:text-style-name="P16" draw:layer="layout" svg:width="3.923cm" svg:height="3.778cm" svg:x="18.929cm" svg:y="9.391cm">
          <text:p text:style-name="P15"><text:span text:style-name="T12">3</text:span></text:p>
          <text:p text:style-name="P15"><text:span text:style-name="T13">Pronto a eseguire i metodi invocati in remoto dai </text:span><text:span text:style-name="T12">client*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97;g65cc3e493d_0_77:notes" draw:style-name="gr1" draw:layer="layout" svg:width="16.932cm" svg:height="9.524cm" svg:x="1.059cm" svg:y="1.905cm" draw:page-number="6" presentation:class="page"/>
          <draw:frame draw:name="Google Shape;98;g65cc3e493d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4;p16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3">RegistryRemotoTagClient</text:span><text:span text:style-name="T3"> - struttura</text:span></text:p>
          </draw:text-box>
        </draw:frame>
        <draw:frame draw:name="Google Shape;95;p16" presentation:style-name="pr5" draw:text-style-name="P9" draw:layer="layout" svg:width="23.667cm" svg:height="10.17cm" svg:x="0.866cm" svg:y="2.697cm" presentation:class="outline" presentation:user-transformed="true">
          <draw:text-box>
            <text:p text:style-name="P7"><text:span text:style-name="T15">Chi implementerà l’interfaccia dovrà:</text:span></text:p>
            <text:list text:style-name="L8">
              <text:list-item>
                <text:p text:style-name="P8"><text:span text:style-name="T15">Controllo argomenti invocazione</text:span></text:p>
              </text:list-item>
              <text:list-item>
                <text:p text:style-name="P7"><text:span text:style-name="T15">Invocazione metodo </text:span><text:span text:style-name="T15">lookup per cercare i metodi del registry remoto.</text:span></text:p>
              </text:list-item>
            </text:list>
            <text:p text:style-name="P8"><text:span text:style-name="T15">Servizi:</text:span></text:p>
            <text:list text:style-name="L10">
              <text:list-item>
                <text:p text:style-name="P7"><text:span text:style-name="T15">Ricerca di un nome di servizio (</text:span><text:span text:style-name="T17">lookup</text:span><text:span text:style-name="T15">)</text:span></text:p>
              </text:list-item>
            </text:list>
            <text:list text:style-name="L11">
              <text:list-item>
                <text:p text:style-name="P7"><text:span text:style-name="T15">Ricerca di nomi di servizi associati ad un tag.</text:span></text:p>
              </text:list-item>
            </text:list>
          </draw:text-box>
        </draw:frame>
        <presentation:notes draw:style-name="dp1">
          <draw:page-thumbnail draw:name="Google Shape;91;g65cc3e493d_0_67:notes" draw:style-name="gr1" draw:layer="layout" svg:width="16.932cm" svg:height="9.524cm" svg:x="1.059cm" svg:y="1.905cm" draw:page-number="7" presentation:class="page"/>
          <draw:frame draw:name="Google Shape;92;g65cc3e493d_0_6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 riscontrati " draw:style-name="dp1" draw:master-page-name="TITLE_5f_AND_5f_BODY" presentation:presentation-page-layout-name="AL2T1">
        <draw:frame draw:name="Google Shape;128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i riscontrati </text:span></text:p>
          </draw:text-box>
        </draw:frame>
        <draw:frame draw:name="Google Shape;129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2">I metodi messi a disposizione dal Server presentano entrambi dei possibili problemi </text:span><text:span text:style-name="T2">di concorrenza:</text:span></text:p>
            <text:list text:style-name="L12">
              <text:list-item>
                <text:p text:style-name="P8"><text:span text:style-name="T2">La funzionalità del conteggio delle righe presenta criticità laddove un client </text:span><text:span text:style-name="T2">tentasse contemporaneamente di eliminare una riga dallo stesso file, </text:span><text:span text:style-name="T2">oggetto dell’operazione</text:span></text:p>
              </text:list-item>
              <text:list-item>
                <text:p text:style-name="P7"><text:span text:style-name="T2">La possibilità di eliminare una riga da un file, potrebbe essere causa di </text:span><text:span text:style-name="T2">problemi di contention se eseguita contemporaneamente da più client</text:span></text:p>
              </text:list-item>
            </text:list>
            <text:p text:style-name="P18"><text:span text:style-name="T2"/></text:p>
          </draw:text-box>
        </draw:frame>
        <presentation:notes draw:style-name="dp2">
          <draw:page-thumbnail draw:name="Google Shape;125;g6b5a1a13cf_0_25:notes" draw:style-name="gr1" draw:layer="layout" svg:width="16.932cm" svg:height="9.524cm" svg:x="1.059cm" svg:y="1.905cm" draw:page-number="8" presentation:class="page"/>
          <draw:frame draw:name="Google Shape;126;g6b5a1a13cf_0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i" draw:style-name="dp1" draw:master-page-name="TITLE_5f_AND_5f_BODY" presentation:presentation-page-layout-name="AL2T1">
        <draw:frame draw:name="Google Shape;134;p21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3">Conclusioni</text:span></text:p>
          </draw:text-box>
        </draw:frame>
        <draw:frame draw:name="Google Shape;135;p21" presentation:style-name="pr5" draw:text-style-name="P9" draw:layer="layout" svg:width="23.667cm" svg:height="9.732cm" svg:x="0.866cm" svg:y="3.619cm" presentation:class="outline" presentation:user-transformed="true">
          <draw:text-box>
            <text:p text:style-name="P7"><text:span text:style-name="T18">Le entità in gioco sono necessariamente 3:</text:span></text:p>
            <text:p text:style-name="P8"><text:span text:style-name="T18">Il </text:span><text:span text:style-name="T19">Registry</text:span><text:span text:style-name="T18"> che deve essere sempre in esecuzione (dopo la compilazione dell’interfaccia e del server)</text:span></text:p>
            <text:p text:style-name="P8"><text:span text:style-name="T18">Il </text:span><text:span text:style-name="T19">Server</text:span><text:span text:style-name="T18"> che si deve registrare sul Registry per poter essere riferito correttamente dai clienti</text:span></text:p>
            <text:p text:style-name="P8"><text:span text:style-name="T18">Il </text:span><text:span text:style-name="T19">Client</text:span><text:span text:style-name="T18"> che dopo aver recuperato dal registry il riferimento all’oggetto remoto, può invocare in remoto i </text:span><text:span text:style-name="T18">metodi definiti sul Server</text:span></text:p>
            <text:p text:style-name="P8"><text:span text:style-name="T18">Tramite l’implementazione dell’interfaccia remotizzabile </text:span><text:span text:style-name="T19">RemOp </text:span><text:span text:style-name="T18">(condivisa da entrambe le entità C/S) </text:span><text:span text:style-name="T18">è stato quindi possibile definire sul server i metodi invocabili in remoto dal client, e la comunicazione è </text:span><text:span text:style-name="T18">stata resa possibile dai 2 proxy Stub (Client) e Skeleton (Server) che hanno reso possibile </text:span><text:span text:style-name="T18">l’invocazione remota e la gestione delle chiamate sul Server.</text:span></text:p>
            <text:p text:style-name="P8"><text:span text:style-name="T20"/></text:p>
            <text:p text:style-name="P18"><text:span text:style-name="T4"/></text:p>
          </draw:text-box>
        </draw:frame>
        <presentation:notes draw:style-name="dp2">
          <draw:page-thumbnail draw:name="Google Shape;131;g6adcd3554a_0_5:notes" draw:style-name="gr1" draw:layer="layout" svg:width="16.932cm" svg:height="9.524cm" svg:x="1.059cm" svg:y="1.905cm" draw:page-number="9" presentation:class="page"/>
          <draw:frame draw:name="Google Shape;132;g6adcd3554a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4" draw:display-name="Dash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dc:date>2019-11-25T19:44:09.351567100</dc:date>
    <meta:editing-duration>PT20M22S</meta:editing-duration>
    <meta:editing-cycles>8</meta:editing-cycles>
    <meta:document-statistic meta:object-count="86"/>
  </office:meta>
</office:document-meta>
</file>